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/>
    </style:style>
    <style:style style:name="P3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5" style:parent-style-name="Standard" style:family="paragraph">
      <style:paragraph-properties fo:line-height="200%"/>
      <style:text-properties style:font-name="Calibri" style:font-name-complex="Calibri"/>
    </style:style>
    <style:style style:name="P6" style:parent-style-name="Standard" style:family="paragraph">
      <style:paragraph-properties fo:line-height="200%"/>
      <style:text-properties style:font-name="Calibri" style:font-name-complex="Calibri"/>
    </style:style>
    <style:style style:name="P7" style:parent-style-name="Standard" style:family="paragraph">
      <style:paragraph-properties fo:line-height="200%"/>
      <style:text-properties style:font-name="Calibri" style:font-name-complex="Calibri"/>
    </style:style>
    <style:style style:name="P8" style:parent-style-name="Standard" style:family="paragraph">
      <style:paragraph-properties fo:line-height="200%"/>
      <style:text-properties style:font-name="Calibri" style:font-name-complex="Calibri"/>
    </style:style>
    <style:style style:name="P9" style:parent-style-name="Standard" style:family="paragraph">
      <style:paragraph-properties fo:line-height="200%"/>
      <style:text-properties style:font-name="Calibri" style:font-name-complex="Calibri"/>
    </style:style>
    <style:style style:name="P10" style:parent-style-name="Standard" style:family="paragraph">
      <style:paragraph-properties fo:line-height="200%"/>
      <style:text-properties style:font-name="Calibri" style:font-name-complex="Calibri"/>
    </style:style>
    <style:style style:name="P11" style:parent-style-name="Standard" style:family="paragraph">
      <style:paragraph-properties fo:line-height="200%"/>
      <style:text-properties style:font-name="Calibri" style:font-name-complex="Calibri"/>
    </style:style>
    <style:style style:name="P12" style:parent-style-name="Standard" style:family="paragraph">
      <style:paragraph-properties fo:line-height="200%"/>
      <style:text-properties style:font-name="Calibri" style:font-name-complex="Calibri"/>
    </style:style>
    <style:style style:name="P13" style:parent-style-name="Standard" style:family="paragraph">
      <style:paragraph-properties fo:line-height="200%"/>
      <style:text-properties style:font-name="Calibri" style:font-name-complex="Calibri"/>
    </style:style>
    <style:style style:name="P14" style:parent-style-name="Standard" style:family="paragraph">
      <style:paragraph-properties fo:line-height="200%"/>
      <style:text-properties style:font-name="Calibri" style:font-name-complex="Calibri"/>
    </style:style>
    <style:style style:name="P15" style:parent-style-name="Standard" style:family="paragraph">
      <style:paragraph-properties fo:line-height="200%"/>
      <style:text-properties style:font-name="Calibri" style:font-name-complex="Calibri"/>
    </style:style>
    <style:style style:name="P16" style:parent-style-name="Standard" style:family="paragraph">
      <style:paragraph-properties fo:line-height="200%"/>
    </style:style>
    <style:style style:name="P17" style:parent-style-name="Standard" style:family="paragraph">
      <style:paragraph-properties fo:line-height="200%"/>
    </style:style>
  </office:automatic-styles>
  <office:body>
    <office:text text:use-soft-page-breaks="true">
      <text:p text:style-name="P1"/>
      <text:p text:style-name="P3">Mr.Arulmani House</text:p>
      <text:p text:style-name="P4"/>
      <text:p text:style-name="P5">Name of the project:<text:tab/><text:tab/>Mr.Arulmani House</text:p>
      <text:p text:style-name="P6">Location:<text:tab/><text:tab/><text:tab/>Coimbatore</text:p>
      <text:p text:style-name="P7">Client:<text:tab/><text:tab/><text:tab/><text:tab/>Arul Mani</text:p>
      <text:p text:style-name="P8">Year of completion:<text:tab/><text:tab/>2013</text:p>
      <text:p text:style-name="P9">Built-up area:<text:tab/><text:tab/><text:tab/>3500 Sq.Ft</text:p>
      <text:p text:style-name="P10">Site area:<text:tab/><text:tab/><text:tab/>5000 Sq.Ft</text:p>
      <text:p text:style-name="P11">Design Team:<text:tab/><text:tab/><text:tab/>Vijaykumar, Senthil, Ashok,<text:s/>Shanthi, Anitha, Kavitha.</text:p>
      <text:p text:style-name="P12">Contractor:<text:tab/><text:tab/><text:tab/>Thirunavukarasu.</text:p>
      <text:p text:style-name="P13">Site Engineer:<text:tab/><text:tab/><text:tab/>Sathiyamoorthy.</text:p>
      <text:p text:style-name="P14">Structural Consultant:<text:tab/>Ram Kumar., Rays Consulting Engineers.</text:p>
      <text:p text:style-name="P15">Electrical Consultant:<text:tab/><text:tab/>Nagarajan., DNR consultants.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  <style:text-properties fo:font-style="italic" style:font-style-asian="italic" style:font-style-complex="italic"/>
    </style:style>
  </office:automatic-styles>
  <office:master-styles>
    <style:master-page style:name="MP0" style:page-layout-name="PL0">
      <style:footer>
        <text:p text:style-name="P2">Vijay Architects., Trich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JAY</dc:creator>
    <meta:creation-date>2015-05-04T17:10:00Z</meta:creation-date>
    <dc:date>2026-04-13T07:57:00Z</dc:date>
    <meta:print-date>2015-05-06T19:55:00Z</meta:print-date>
    <meta:template xlink:href="Normal.dotm" xlink:type="simple"/>
    <meta:editing-cycles>19</meta:editing-cycles>
    <meta:editing-duration>PT42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4" meta:character-count="431" meta:row-count="3" meta:non-whitespace-character-count="368"/>
  </office:meta>
</office:document-meta>
</file>